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d37" officeooo:paragraph-rsid="000d4d37"/>
    </style:style>
    <style:style style:name="P2" style:family="paragraph" style:parent-style-name="Standard">
      <style:text-properties officeooo:rsid="000e6573" officeooo:paragraph-rsid="000e6573"/>
    </style:style>
    <style:style style:name="P3" style:family="paragraph" style:parent-style-name="Standard">
      <style:text-properties officeooo:rsid="0011f42a" officeooo:paragraph-rsid="0011f42a"/>
    </style:style>
    <style:style style:name="P4" style:family="paragraph" style:parent-style-name="Standard">
      <style:text-properties officeooo:rsid="0012d7cb" officeooo:paragraph-rsid="0012d7cb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2d7cb" officeooo:paragraph-rsid="0012d7cb"/>
    </style:style>
    <style:style style:name="P6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680c3" officeooo:paragraph-rsid="001680c3"/>
    </style:style>
    <style:style style:name="P7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78564" officeooo:paragraph-rsid="00178564"/>
    </style:style>
    <style:style style:name="P8" style:family="paragraph" style:parent-style-name="Standard">
      <style:text-properties officeooo:rsid="00149777" officeooo:paragraph-rsid="00149777"/>
    </style:style>
    <style:style style:name="T1" style:family="text">
      <style:text-properties officeooo:rsid="00102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logica</text:p>
      <text:p text:style-name="P1">Clase 7 – 26/04/2021</text:p>
      <text:p text:style-name="P1"/>
      <text:p text:style-name="P2">Diagramas de flujo – <text:span text:style-name="T1">Draw.io</text:span></text:p>
      <text:p text:style-name="P2"/>
      <text:p text:style-name="P3">Funciones</text:p>
      <text:p text:style-name="P4">Programacion lineal → linea por linea, sin funciones</text:p>
      <text:p text:style-name="P4">Programacion Estructurada → con funciones</text:p>
      <text:p text:style-name="P4"/>
      <text:p text:style-name="P4"/>
      <text:p text:style-name="P8">Probar esto</text:p>
      <text:p text:style-name="P5">Console.SetCursorPosition((Console.WindowWidth-c.Length)/2,Console.CursorTop);</text:p>
      <text:p text:style-name="P5"/>
      <text:p text:style-name="P6">Tuplas</text:p>
      <text:p text:style-name="P6"/>
      <text:p text:style-name="P7">Parcial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9:00:15.973312891</meta:creation-date>
    <dc:date>2021-04-27T06:52:08.389678208</dc:date>
    <meta:editing-duration>PT40M3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28" meta:character-count="273" meta:non-whitespace-character-count="252"/>
  </office:meta>
</office:document-meta>
</file>